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800000"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3" style:family="paragraph" style:parent-style-name="Standard">
      <style:text-properties fo:color="#000000"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list-style-name="L1">
      <style:text-properties fo:color="#000000" fo:font-size="14pt" style:text-underline-style="none" fo:font-weight="normal" style:font-size-asian="14pt" style:font-weight-asian="normal" style:font-size-complex="14pt" style:font-weight-complex="normal"/>
    </style:style>
    <style:style style:name="P5" style:family="paragraph" style:parent-style-name="Standard" style:list-style-name="L2">
      <style:text-properties fo:color="#000000" fo:font-size="14pt" style:text-underline-style="none" fo:font-weight="normal" style:font-size-asian="14pt" style:font-weight-asian="normal" style:font-size-complex="14pt" style:font-weight-complex="normal"/>
    </style:style>
    <style:style style:name="P6" style:family="paragraph" style:parent-style-name="Standard" style:list-style-name="L3">
      <style:text-properties fo:color="#000000" fo:font-size="14pt" style:text-underline-style="none" fo:font-weight="normal" style:font-size-asian="14pt" style:font-weight-asian="normal" style:font-size-complex="14pt" style:font-weight-complex="normal"/>
    </style:style>
    <style:style style:name="P7" style:family="paragraph" style:parent-style-name="Standard" style:list-style-name="L4">
      <style:text-properties fo:color="#000000" fo:font-size="14pt" style:text-underline-style="none" fo:font-weight="normal"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SR(suite 1ère feuille) :</text:p>
      <text:p text:style-name="P1"/>
      <text:p text:style-name="P3">service email :</text:p>
      <text:list xml:id="list418474766756809988" text:style-name="L1">
        <text:list-item>
          <text:p text:style-name="P4">gmail</text:p>
        </text:list-item>
        <text:list-item>
          <text:p text:style-name="P4">outlook</text:p>
        </text:list-item>
        <text:list-item>
          <text:p text:style-name="P4">yahoo</text:p>
        </text:list-item>
      </text:list>
      <text:p text:style-name="P1"/>
      <text:p text:style-name="P3">Protocol :</text:p>
      <text:list xml:id="list926479605863718479" text:style-name="L2">
        <text:list-item>
          <text:p text:style-name="P5">smtp → envoie de mails, port=25</text:p>
        </text:list-item>
        <text:list-item>
          <text:p text:style-name="P5">pop → réception de mails, port=110</text:p>
        </text:list-item>
        <text:list-item>
          <text:p text:style-name="P5">imap → réception de mails, port=143</text:p>
        </text:list-item>
        <text:list-item>
          <text:p text:style-name="P5">https → trafic web sécurisé et données chiffrées, port=443</text:p>
        </text:list-item>
        <text:list-item>
          <text:p text:style-name="P5">http → trafic web non sécurisé, port=80</text:p>
        </text:list-item>
        <text:list-item>
          <text:p text:style-name="P5">ftp → transfert de fichiers, port=21</text:p>
        </text:list-item>
        <text:list-item>
          <text:p text:style-name="P5">ldap</text:p>
        </text:list-item>
        <text:list-item>
          <text:p text:style-name="P5">dns → résolution de noms, port=53</text:p>
        </text:list-item>
        <text:list-item>
          <text:p text:style-name="P5">icmp → Ping (tester la présence), port=7</text:p>
        </text:list-item>
      </text:list>
      <text:p text:style-name="P2"/>
      <text:p text:style-name="P2">Exemples en bas</text:p>
      <text:p text:style-name="P2"/>
      <text:p text:style-name="P2">protocol pop, les mails ne seront pas actualisé comme lu sur tous nos appareils car ne va pas les actualiser comme lu car synchronisation unidirectionnel (télécharge juste les mails du serveur à notre pc)</text:p>
      <text:p text:style-name="P2">alors que le imap lui effectue une synchronisation dans les deux sens</text:p>
      <text:p text:style-name="P2"/>
      <text:p text:style-name="P3">Technologie :</text:p>
      <text:list xml:id="list1720874106280555413" text:style-name="L3">
        <text:list-item>
          <text:p text:style-name="P6">Exchanges</text:p>
        </text:list-item>
      </text:list>
      <text:p text:style-name="P2"/>
      <text:p text:style-name="P2">(rechercher liens entre les 3)</text:p>
      <text:p text:style-name="P2"/>
      <text:p text:style-name="P2">Installation → sécurisation → amélioration <text:s/>(installation d'équipements ou de logiciels en entreprise)</text:p>
      <text:p text:style-name="P2"/>
      <text:p text:style-name="P2">Protocole → port de communication entre deux équipements actifs compatibles</text:p>
      <text:p text:style-name="P2"><text:s text:c="16"/>→ compréhension commune du protocole</text:p>
      <text:p text:style-name="P2"/>
      <text:p text:style-name="P3">dif éléments actifs et passifs :</text:p>
      <text:p text:style-name="P2"/>
      <text:p text:style-name="P2"><text:s text:c="2"/>éléments actifs → émission, réception + traitement <text:s/>(PC, imprimantes, routeurs)</text:p>
      <text:p text:style-name="P2"><text:s text:c="2"/>éléments passifs → émission, réception (switch, hub, transceiver)</text:p>
      <text:p text:style-name="P2"/>
      <text:p text:style-name="P2">éléments actifs vont interagir avec le collaborateur alors que les passifs vont interconnectés les équipements</text:p>
      <text:p text:style-name="P2"/>
      <text:p text:style-name="P3"><text:soft-page-break/>Modèle OSI :</text:p>
      <text:p text:style-name="P2">(regarder fonctionnement)</text:p>
      <text:p text:style-name="P2"/>
      <text:list xml:id="list4484144515653346367" text:style-name="L4">
        <text:list-item>
          <text:p text:style-name="P7">Physique</text:p>
        </text:list-item>
        <text:list-item>
          <text:p text:style-name="P7">Liaison de données</text:p>
        </text:list-item>
        <text:list-item>
          <text:p text:style-name="P7">Réseau</text:p>
        </text:list-item>
        <text:list-item>
          <text:p text:style-name="P7">Transport</text:p>
        </text:list-item>
        <text:list-item>
          <text:p text:style-name="P7">Session</text:p>
        </text:list-item>
        <text:list-item>
          <text:p text:style-name="P7">Présentation</text:p>
        </text:list-item>
        <text:list-item>
          <text:p text:style-name="P7">Application</text:p>
        </text:list-item>
      </text:list>
      <text:p text:style-name="P2">de 1 à 4 = passifs et donc de 5 à 7 = actifs</text:p>
      <text:p text:style-name="P2"/>
      <text:p text:style-name="P3">Exemples protocol :</text:p>
      <text:p text:style-name="P2"><text:s text:c="2"/>→ consulter une page internet <text:s/>80 – 443 – 53 </text:p>
      <text:p text:style-name="P2"><text:s text:c="2"/>→ consulter email outlook <text:s/>143 ou 110 – 53 et 25 si accusé de réception est envoyé lors de l'ouverture d'un mail</text:p>
      <text:p text:style-name="P2"><text:s text:c="2"/>→ envoyer des infos sur un serveur web <text:s/>21 – 53 </text:p>
      <text:p text:style-name="P2"><text:s text:c="2"/>→ réveiller un équipement <text:s/>7 – 53 </text:p>
      <text:p text:style-name="P2"><text:s text:c="2"/>→ acheter un ordi sur internet <text:s/>443 – 53</text:p>
      <text:p text:style-name="P2"/>
      <text:p text:style-name="P2">Le DNS est présent de partt</text:p>
      <text:p text:style-name="P2"/>
      <text:p text:style-name="P2"/>
      <text:p text:style-name="P3">Interconnexion PC-serveur (câbles de connexion) :</text:p>
      <text:p text:style-name="P2"/>
      <text:p text:style-name="P2">RJ45(câble ethernet en cuivre) = classique → performances → 1gb/s (longueur max câble = 100m, mais on peut parcourir des longues distances en intercoupant avec des switchs à moins de 100m de distance chaque fois et bien sur il faut des bâtiments ou intermédiaire qui nous appartiennent)</text:p>
      <text:p text:style-name="P2">Fibre(câble en plastique)Ssssssssssssssssss = coûteux++ → performances → illimité</text:p>
      <text:p text:style-name="P2">Wifi = performances → 300mb/s</text:p>
      <text:p text:style-name="P2"/>
      <text:p text:style-name="P2">boîtier pour passer de fibre à RJ45 = transceiver (éléments passif car ne traite pas le signal, le retransmet juste)</text:p>
      <text:p text:style-name="P2"/>
      <text:p text:style-name="P2">TP :</text:p>
      <text:p text:style-name="P2"/>
      <text:p text:style-name="P2">commande pour terminal :</text:p>
      <text:p text:style-name="P2"/>
      <text:p text:style-name="P2">ping+IP(pour ping) <text:s/>en entreprise le temps max doit être 1ms et il diffère selon si la connexion est par câble ou wifi et sont bloqués si pare-feu activé</text:p>
      <text:p text:style-name="P2">ping -a + IP(pour avoir nom IP)</text:p>
      <text:p text:style-name="P2">tracert + IP(pour savoir combien de router traversés)</text:p>
      <text:p text:style-name="P2"/>
      <text:p text:style-name="P2">si au sein du même réseau un ordi est plus lent qu'un autre on ping la passerelle avec <text:soft-page-break/>les deux.</text:p>
      <text:p text:style-name="P2">Selon le temps de réponse le pb peut venir du port du switch ou du câble, du hub(normal car duplique les paquets sur tt les ports) </text:p>
      <text:p text:style-name="P2"/>
      <text:p text:style-name="P2">telnet = port 23</text:p>
      <text:p text:style-name="P2">Pour voir un port → nom du port + nom du site (pas sur chercher et aussi comment les ouvrir et les fermer)</text:p>
      <text:p text:style-name="P2"/>
      <text:p text:style-name="P2">une authentification ne veut pas dire que les données sont chiffrées</text:p>
      <text:p text:style-name="P2"/>
      <text:p text:style-name="P2">si pas le « s » de chiffré dans le protocol nos données seront en clair et notre mdp sera donc visible</text:p>
      <text:p text:style-name="P2"/>
      <text:p text:style-name="P2">Stratégie pour un client :</text:p>
      <text:p text:style-name="P2"><text:tab/>utiliser les protocol SFTP (protocol ftp chiffré) et HTTPS</text:p>
      <text:p text:style-name="P2"><text:tab/>fermer certains ports</text:p>
      <text:p text:style-name="P2"><text:tab/>faire des sauvegardes (système ou site internet …)</text:p>
      <text:p text:style-name="P2"><text:tab/></text:p>
      <text:p text:style-name="P2">les alertes de sécurité passe de 20% à 95% la veille des jours fériées</text:p>
      <text:p text:style-name="P2"/>
      <text:p text:style-name="P2">Qlq types de cyber attaques → Ransomware, Phishing, cheval de troie</text:p>
      <text:p text:style-name="P2"><text:tab/></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meta:initial-creator>
    <meta:creation-date>2021-09-24T13:05:44</meta:creation-date>
    <dc:date>2021-10-20T15:29:18</dc:date>
    <dc:creator>Jordan </dc:creator>
    <meta:editing-duration>PT41M15S</meta:editing-duration>
    <meta:editing-cycles>4</meta:editing-cycles>
    <meta:generator>OpenOffice/4.1.7$Unix OpenOffice.org_project/417m1$Build-9800</meta:generator>
    <meta:document-statistic meta:table-count="0" meta:image-count="0" meta:object-count="0" meta:page-count="3" meta:paragraph-count="69" meta:word-count="597" meta:character-count="3393"/>
  </office:meta>
</office:document-meta>
</file>